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">
      <style:table-properties style:width="16.88cm" fo:margin-left="0.116cm" fo:margin-top="0cm" fo:margin-bottom="0cm" style:page-number="auto" table:align="left" style:writing-mode="page"/>
    </style:style>
    <style:style style:name="Таблица1.A" style:family="table-column">
      <style:table-column-properties style:column-width="2.381cm"/>
    </style:style>
    <style:style style:name="Таблица1.B" style:family="table-column">
      <style:table-column-properties style:column-width="4.974cm"/>
    </style:style>
    <style:style style:name="Таблица1.C" style:family="table-column">
      <style:table-column-properties style:column-width="4.71cm"/>
    </style:style>
    <style:style style:name="Таблица1.D" style:family="table-column">
      <style:table-column-properties style:column-width="4.815cm"/>
    </style:style>
    <style:style style:name="Таблица1.1" style:family="table-row">
      <style:table-row-properties style:min-row-height="0.397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4pt" officeooo:paragraph-rsid="00114c91" style:font-size-asian="14pt" style:font-size-complex="14pt"/>
    </style:style>
    <style:style style:name="P2" style:family="paragraph" style:parent-style-name="Normal_20__28_Web_29_">
      <style:paragraph-properties fo:margin-top="0cm" fo:margin-bottom="0cm" style:contextual-spacing="false" fo:text-align="end" style:justify-single-word="false"/>
      <style:text-properties fo:font-size="14pt" officeooo:paragraph-rsid="00114c91" style:font-size-asian="14pt" style:font-size-complex="14pt"/>
    </style:style>
    <style:style style:name="P3" style:family="paragraph" style:parent-style-name="Normal_20__28_Web_29_">
      <style:paragraph-properties fo:margin-top="0cm" fo:margin-bottom="0cm" style:contextual-spacing="false"/>
      <style:text-properties fo:font-size="14pt" officeooo:paragraph-rsid="00114c91" style:font-size-asian="14pt" style:font-size-complex="14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officeooo:paragraph-rsid="00114c91"/>
    </style:style>
    <style:style style:name="P5" style:family="paragraph" style:parent-style-name="Normal_20__28_Web_29_">
      <style:paragraph-properties fo:margin-top="0cm" fo:margin-bottom="0cm" style:contextual-spacing="false" fo:text-align="end" style:justify-single-word="false"/>
      <style:text-properties officeooo:paragraph-rsid="00114c91"/>
    </style:style>
    <style:style style:name="P6" style:family="paragraph" style:parent-style-name="Standard">
      <style:paragraph-properties fo:text-align="justify" style:justify-single-word="false"/>
      <style:text-properties officeooo:paragraph-rsid="00114c91"/>
    </style:style>
    <style:style style:name="P7" style:family="paragraph" style:parent-style-name="Standard">
      <style:paragraph-properties fo:text-align="justify" style:justify-single-word="false"/>
      <style:text-properties officeooo:paragraph-rsid="0012c0bb"/>
    </style:style>
    <style:style style:name="P8" style:family="paragraph" style:parent-style-name="Standard">
      <style:paragraph-properties fo:text-align="justify" style:justify-single-word="false"/>
      <style:text-properties officeooo:paragraph-rsid="0014097f"/>
    </style:style>
    <style:style style:name="P9" style:family="paragraph" style:parent-style-name="Standard">
      <loext:graphic-properties draw:fill="none"/>
      <style:paragraph-properties fo:margin-left="-0.101cm" fo:margin-right="-1.799cm" fo:text-indent="0.199cm" style:auto-text-indent="false" fo:background-color="transparent"/>
      <style:text-properties officeooo:paragraph-rsid="00114c91"/>
    </style:style>
    <style:style style:name="P10" style:family="paragraph" style:parent-style-name="Standard">
      <loext:graphic-properties draw:fill="none"/>
      <style:paragraph-properties fo:margin-left="0.199cm" fo:margin-right="-1.799cm" fo:text-align="center" style:justify-single-word="false" fo:text-indent="0.199cm" style:auto-text-indent="false" fo:background-color="transparent"/>
      <style:text-properties officeooo:paragraph-rsid="00114c91"/>
    </style:style>
    <style:style style:name="P11" style:family="paragraph" style:parent-style-name="Standard">
      <loext:graphic-properties draw:fill="none"/>
      <style:paragraph-properties fo:margin-left="0.199cm" fo:margin-right="-1.799cm" fo:text-align="center" style:justify-single-word="false" fo:text-indent="0cm" style:auto-text-indent="false" fo:background-color="transparent"/>
      <style:text-properties officeooo:paragraph-rsid="00114c91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14c91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114c91" style:font-size-asian="14pt" style:font-name-complex="Times New Roman1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14c91" style:font-size-asian="14pt" style:font-size-complex="14pt"/>
    </style:style>
    <style:style style:name="T6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4"/>
      <text:p text:style-name="P4" loext:marker-style-name="T4"><text:span text:style-name="T4">УО «Белорусский государственный университет информатики и радиоэлектроники»</text:span></text:p>
      <text:p text:style-name="P4" loext:marker-style-name="T4"><text:span text:style-name="T4">Кафедра ПОИТ</text:span></text:p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4" loext:marker-style-name="T4"><text:span text:style-name="T4">Отчет по лабораторной работе № </text:span><text:span text:style-name="T5">4</text:span></text:p>
      <text:p text:style-name="P4" loext:marker-style-name="T4"><text:span text:style-name="T4">по предмету «Архитектура компьютерной техники и операционных систем»</text:span></text:p>
      <text:p text:style-name="P4" loext:marker-style-name="T4"><text:span text:style-name="T4">Вариант 4</text:span></text:p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1" loext:marker-style-name="T4"/>
      <text:p text:style-name="P3" loext:marker-style-name="T4"/>
      <text:p text:style-name="P3" loext:marker-style-name="T4"/>
      <text:p text:style-name="P3" loext:marker-style-name="T4"/>
      <text:p text:style-name="P1" loext:marker-style-name="T4"/>
      <text:p text:style-name="P1" loext:marker-style-name="T4"/>
      <text:p text:style-name="P3" loext:marker-style-name="T4"/>
      <text:p text:style-name="P1" loext:marker-style-name="T4"/>
      <text:p text:style-name="P5" loext:marker-style-name="T4"><text:span text:style-name="T4">Выполнил:</text:span></text:p>
      <text:p text:style-name="P5" loext:marker-style-name="T4"><text:span text:style-name="T4">Гузаев Е.Д.</text:span></text:p>
      <text:p text:style-name="P5" loext:marker-style-name="T4"><text:span text:style-name="T4">гр. 351003</text:span></text:p>
      <text:p text:style-name="P5" loext:marker-style-name="T4"><text:span text:style-name="T4">Проверил:</text:span></text:p>
      <text:p text:style-name="P5" loext:marker-style-name="T4"><text:span text:style-name="T4">Леванцевич В.А.</text:span></text:p>
      <text:p text:style-name="P2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4" loext:marker-style-name="T4"><text:span text:style-name="T4">Минск 2024</text:span></text:p>
      <text:p text:style-name="P6"><text:soft-page-break/><text:span text:style-name="T1">Задание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" loext:marker-style-name="T6">Вариант <text:span text:style-name="T6">4</text:span></text:p>
          </table:table-cell>
          <table:table-cell table:style-name="Таблица1.A1" office:value-type="string">
            <text:p text:style-name="P11" loext:marker-style-name="T6"><text:span text:style-name="T6">4</text:span></text:p>
          </table:table-cell>
          <table:table-cell table:style-name="Таблица1.A1" office:value-type="string">
            <text:p text:style-name="P10" loext:marker-style-name="T6"><text:span text:style-name="T6">7</text:span></text:p>
          </table:table-cell>
          <table:table-cell table:style-name="Таблица1.A1" office:value-type="string">
            <text:p text:style-name="P10" loext:marker-style-name="T6"><text:span text:style-name="T6">12</text:span></text:p>
          </table:table-cell>
        </table:table-row>
      </table:table>
      <text:p text:style-name="P7"><text:span text:style-name="T1">Задание </text:span><text:span text:style-name="T2">4:</text:span></text:p>
      <text:p text:style-name="P7"><text:span text:style-name="T2">Если устройство не мост(0-бит поля </text:span><text:span text:style-name="T3">Header</text:span><text:span text:style-name="T2"> </text:span><text:span text:style-name="T3">Type</text:span><text:span text:style-name="T2"> =0) вывести <text:s/>и расшифровать значение полей базовых регистров постоянной (</text:span><text:span text:style-name="T3">ROM</text:span><text:span text:style-name="T2">) памяти.</text:span></text:p>
      <text:p text:style-name="P7"><text:span text:style-name="T2">Задание 7:</text:span></text:p>
      <text:p text:style-name="P7"><text:span text:style-name="T2">Если устройство не мост(0-бит поля </text:span><text:span text:style-name="T3">Header</text:span><text:span text:style-name="T2"> </text:span><text:span text:style-name="T3">Type</text:span><text:span text:style-name="T2"> =0) вывести <text:s/>и расшифровать значение поля </text:span><text:span text:style-name="T3">Interrupt</text:span><text:span text:style-name="T2"> </text:span><text:span text:style-name="T3">Line</text:span><text:span text:style-name="T2">.</text:span></text:p>
      <text:p text:style-name="P8"><text:span text:style-name="T2">Задание 12:</text:span></text:p>
      <text:p text:style-name="P8"><text:span text:style-name="T2">Если устройство <text:s/>мост(0-бит поля </text:span><text:span text:style-name="T3">Header</text:span><text:span text:style-name="T2"> </text:span><text:span text:style-name="T3">Type</text:span><text:span text:style-name="T2"> =1) вывести <text:s/>и расшифровать значение поля </text:span><text:span text:style-name="T3">Interrupt</text:span><text:span text:style-name="T2"> </text:span><text:span text:style-name="T3">Pin</text:span><text:span text:style-name="T2"> и </text:span><text:span text:style-name="T3">Interrupt</text:span><text:span text:style-name="T2"> </text:span><text:span text:style-name="T3">Li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20:59.659331343</meta:creation-date>
    <meta:generator>LibreOffice/24.2.5.2$Linux_X86_64 LibreOffice_project/420$Build-2</meta:generator>
    <dc:date>2024-10-15T12:25:37.976326256</dc:date>
    <meta:editing-duration>PT4M38S</meta:editing-duration>
    <meta:editing-cycles>4</meta:editing-cycles>
    <meta:document-statistic meta:table-count="1" meta:image-count="0" meta:object-count="0" meta:page-count="2" meta:paragraph-count="22" meta:word-count="97" meta:character-count="665" meta:non-whitespace-character-count="586"/>
  </office:meta>
</office:document-meta>
</file>